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3" style:master-page-name="">
      <style:paragraph-properties style:page-number="auto" fo:break-before="page"/>
    </style:style>
    <style:style style:name="P45" style:family="paragraph" style:parent-style-name="Heading_20_2" style:master-page-name="">
      <style:paragraph-properties style:page-number="auto" fo:break-before="page"/>
    </style:style>
    <style:style style:name="P46" style:family="paragraph" style:parent-style-name="Corps_20_de_20_texte.Paragraph" style:list-style-name="L22">
      <style:paragraph-properties fo:margin-left="1.251cm" fo:margin-right="0cm" fo:text-indent="0cm" style:auto-text-indent="fals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tyleSwitcher-0.1.6.oxt&#13;Update file created : StyleSwitcher.update.xml&#13;&#13;05.04.2021 23:16:5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StyleSwitcher-A-0.1.6.oxt&#13;Update file created : StyleSwitcher-A.update.xml&#13;&#13;05.04.2021 23:16:5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tyleSwitcher-L-0.1.6.oxt&#13;Update file created : StyleSwitcher-L.update.xml&#13;&#13;05.04.2021 23:17:0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StyleSwitche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957023743035644316"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484379233227369994" text:style-name="L2">
        <text:list-item>
          <text:p text:style-name="P49">Version 2.1.2 :</text:p>
        </text:list-item>
      </text:list>
      <text:list xml:id="list6810951370613620261" text:style-name="L3">
        <text:list-item>
          <text:list>
            <text:list-item>
              <text:p text:style-name="P50">Localized help : resolved non-functional hyperlink due to API incompatibility introduced by Apache OpenOffice 4.1 (and LibreOffice 4.0).</text:p>
            </text:list-item>
          </text:list>
        </text:list-item>
      </text:list>
      <text:list xml:id="list43408209" text:continue-list="list4484379233227369994" text:style-name="L2">
        <text:list-item>
          <text:p text:style-name="P49">Version 2.1.1 :</text:p>
        </text:list-item>
      </text:list>
      <text:list xml:id="list4092246561310235086"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43401113" text:continue-list="list43408209" text:style-name="L2">
        <text:list-item>
          <text:p text:style-name="P49">Version 2.1.0 :</text:p>
        </text:list-item>
      </text:list>
      <text:list xml:id="list2713862778267165680"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43386243" text:continue-list="list43401113" text:style-name="L2">
        <text:list-item>
          <text:p text:style-name="P49">Version 2.0.0 :</text:p>
        </text:list-item>
      </text:list>
      <text:list xml:id="list8566922007696646788"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43411632" text:continue-list="list43386243" text:style-name="L2">
        <text:list-item>
          <text:p text:style-name="P49">Version 1.5.3 :</text:p>
        </text:list-item>
      </text:list>
      <text:list xml:id="list6245559534670230799"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255680357226595797"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tyleSwitche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204265519638858250"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375033714021313513"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389027312891035358"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360353024504143751"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923641217546197542"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5546100658670243375"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464319331681180526"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914079652273328596"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962221932216828441" text:style-name="L17">
        <text:list-item>
          <text:p text:style-name="P64">Arg1 : <text:span text:style-name="InstructionMacro">String</text:span> : mandatory, type of control used for the button</text:p>
        </text:list-item>
      </text:list>
      <text:list xml:id="list1286002125268366784"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373062223888770224"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164089193676211224"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229962931425321628"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590437214771784045"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129557731316477630"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957174438358875007"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930655280521332398"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895223772249507361"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851227166917672629"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792271303905586785"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800864170534196082"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1373359904884027767"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989707351888319909"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035052575235757921"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381956688892991"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449915685379573607"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StyleSwitche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toolbar with buttons to quickly switch between the style sheets of different document templates. </text:p>
      <text:p text:style-name="descrLang"><text:bookmark-start text:name="__RefHeading__78156_325084090"/><text:soft-page-break/>Description de<text:bookmark-end text:name="__RefHeading__78156_325084090"/></text:p>
      <text:p text:style-name="descrText">Eine Symbolleiste mit Schaltflächen zum schnellen Umschalten zwischen den Formatvorlagen verschiedener Dokumentvorlag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441864043396663257"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80773752224151141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91367276794216612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30339696485399501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339941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62874507767893976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20830567622961625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82870504203376445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1</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3</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3</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3</dc:date>
     <text:p>internal</text:p>
     <text:p>Page2</text:p>
     <text:p/>
    </office:annotation>Paragraph styles</text:p>
      <text:p text:style-name="P28"><office:annotation>
     <dc:creator>BM</dc:creator>
     <dc:date>2008-03-13T00:00:00.43</dc:date>
     <text:p>internal</text:p>
     <text:p>Page7</text:p>
     <text:p/>
    </office:annotation>Hyperlinks</text:p>
      <text:p text:style-name="hlp_5f_paragraph"><text:span text:style-name="T14"><office:annotation>
      <dc:creator>BM</dc:creator>
      <dc:date>2008-03-13T00:00:00.43</dc:date>
      <text:p>internal</text:p>
      <text:p>Page3</text:p>
      <text:p/>
     </office:annotation></text:span><text:span text:style-name="T14">Text formatting</text:span></text:p>
      <text:p text:style-name="P28"><office:annotation>
     <dc:creator>BM</dc:creator>
     <dc:date>2008-03-26T00:00:00.4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4</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4</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44</dc:date>
     <text:p>external</text:p>
     <text:p>text/swriter/main0210.xhp</text:p>
     <text:p/>
    </office:annotation><text:span text:style-name="T14">Preview topic</text:span> </text:p>
      <text:p text:style-name="hlp_5f_paragraph">This hyperlink displays <text:s/><office:annotation>
     <dc:creator>BM</dc:creator>
     <dc:date>2008-03-15T00:00:00.4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3405869" text:continue-list="list180773752224151141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3402650" text:continue-list="list4339941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5</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45</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45</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43408012" text:continue-list="list4340586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tyleSwitche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tyleSwitche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6" meta:character-count="8196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tyleSwitcher", "0.1.6") ' fill with your values
  setExtensionDescription("en, de")
  setDisplayName("en", "StyleSwitcher")
  setTooltip("en, de", "en") ' deprecated ! starting from 3.1,use instead setExtensionDescription
  
  setPublisherName("en", "Peter Triesberger", "https://github.com/peter88213")
  setLicense("en")

  beginUpdateInformation("direct", "direct") 
	setUpdateSource("https://raw.githubusercontent.com/peter88213/StyleSwitcher/master/", "https://raw.githubusercontent.com/peter88213/StyleSwitcher/master/")
  endUpdateInformation

endDescription  


beginAnnexes 
  useLibrary("Basic", "StyleSwitcher/")
endAnnexes


beginAddonUI

  beginOfficeHelp
	   beginTitles()
	  	setTitle("StyleSwitcher help", "en")
      endTitles
      setURL("Basic", "StyleSwitcher", "help", "show_help")
  endOfficeHelp


  beginAddonMenu

    beginMenu
      beginTitles
	    setTitle("StyleSwitcher", "en")
      endTitles

      beginMenuItems
   
		beginCommand
            beginTitles("Writer")
              setTitle("Load default styles", "en")
              setTitle("Arbeitsvorlage laden", "de")
            endTitles
            setURL("Basic", "StyleSwitcher", "Module1", "LoadDefaultStyles")
			setImage("icons/laptop")
		endCommand
		
		beginCommand
            beginTitles("Writer")
              setTitle("Load Standard Page styles", "en")
              setTitle("Normseite laden", "de")
            endTitles
            setURL("Basic", "StyleSwitcher", "Module1", "LoadStandardPageStyles")
			setImage("icons/typewriter")
		endCommand

		beginCommand
            beginTitles("Writer")
              setTitle("Load Printout styles", "en")
              setTitle("Druckseite laden", "de")
            endTitles
            setURL("Basic", "StyleSwitcher", "Module1", "LoadPrintoutStyles")
			setImage("icons/printer")
		endCommand

        addSeparator

		beginCommand
            beginTitles("Writer")
              setTitle("Select Template", "en")
              setTitle("Dokumentvorlage auswählen", "de")
            endTitles
            setURL("Basic", "StyleSwitcher", "Module1", "LoadStyles")
			setImage("icons/locker")
		endCommand

        addSeparator

		beginCommand
            beginTitles("Writer")
		 	    setTitle("Unlink associated template", "en")
		 	    setTitle("Vorlagenverknüpfung aufheben", "de")
		 	endTitles
            setURL("Basic", "StyleSwitcher", "Module1", "UnlinkTemplate")
		endCommand
				
        addSeparator

		beginCommand
            beginTitles("Writer")
		 	    setTitle("Help", "en")
            endTitles
            setURL("Basic", "StyleSwitcher", "help", "show_help")
		endCommand
				
	endMenuItems
  endMenu

endAddonMenu

beginOfficeToolbar

    beginTbTitles("Writer")
      setTitle("StyleSwitcher")
    endTbTitles

		beginButton()
            beginTitles("Writer")
              setTitle("Load default styles", "en")
              setTitle("Arbeitsvorlage laden", "de")
            endTitles
            setURL("Basic", "StyleSwitcher", "Module1", "LoadDefaultStyles")
			setImage("icons/laptop")
		endButton    

		beginButton()
            beginTitles("Writer")
              setTitle("Load Standard Page styles", "en")
              setTitle("Normseite laden", "de")
            endTitles
            setURL("Basic", "StyleSwitcher", "Module1", "LoadStandardPageStyles")
			setImage("icons/typewriter")
		endButton    


		beginButton()
            beginTitles("Writer")
              setTitle("Load Printout styles", "en")
              setTitle("Druckseite laden", "de")
            endTitles
            setURL("Basic", "StyleSwitcher", "Module1", "LoadPrintoutStyles")
			setImage("icons/printer")
		endButton

        addSeparator

		beginButton()
            beginTitles("Writer")
              setTitle("Select Template", "en")
              setTitle("Dokumentvorlage auswählen", "de")
            endTitles
            setURL("Basic", "StyleSwitcher", "Module1", "LoadStyles")
			setImage("icons/lock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